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0554fc" officeooo:paragraph-rsid="000554fc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0749f8" officeooo:paragraph-rsid="000749f8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0904ef" officeooo:paragraph-rsid="000904ef"/>
    </style:style>
    <style:style style:name="T1" style:family="text">
      <style:text-properties officeooo:rsid="000749f8"/>
    </style:style>
    <style:style style:name="T2" style:family="text">
      <style:text-properties officeooo:rsid="000904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8-100-03-2073-04-01</text:p>
      <text:p text:style-name="P1"/>
      <text:p text:style-name="P1">2073</text:p>
      <text:p text:style-name="P1"/>
      <text:p text:style-name="P1">1-3–263</text:p>
      <text:p text:style-name="P1">100003-100005–333</text:p>
      <text:p text:style-name="P1"/>
      <text:p text:style-name="P1">2074</text:p>
      <text:p text:style-name="P1">all 3</text:p>
      <text:p text:style-name="P1"/>
      <text:p text:style-name="P2">2075</text:p>
      <text:p text:style-name="P2"><text:s/>all 3</text:p>
      <text:p text:style-name="P2"/>
      <text:p text:style-name="P1"/>
      <text:p text:style-name="P1"/>
      <text:p text:style-name="P1">08-100-03-2063-04-01</text:p>
      <text:p text:style-name="P1"/>
      <text:p text:style-name="P3">2063</text:p>
      <text:p text:style-name="P3"/>
      <text:p text:style-name="P2">75-88–<text:span text:style-name="T1">77733222444573</text:span></text:p>
      <text:p text:style-name="P3">89-92–6873</text:p>
      <text:p text:style-name="P3"/>
      <text:p text:style-name="P3"/>
      <text:p text:style-name="P3">2064</text:p>
      <text:p text:style-name="P3"/>
      <text:p text:style-name="P3">1-7–3833344</text:p>
      <text:p text:style-name="P3">8-14–3233187</text:p>
      <text:p text:style-name="P3">15-19–33345</text:p>
      <text:p text:style-name="P3"/>
      <text:p text:style-name="P3">2065</text:p>
      <text:p text:style-name="P3"/>
      <text:p text:style-name="P3">1-9–733774818</text:p>
      <text:p text:style-name="P3">10-18–328725552</text:p>
      <text:p text:style-name="P3">19-25–9983694</text:p>
      <text:p text:style-name="P3">26-31–344889</text:p>
      <text:p text:style-name="P3"/>
      <text:p text:style-name="P3">2066</text:p>
      <text:p text:style-name="P3"/>
      <text:p text:style-name="P3">1-8–87744959</text:p>
      <text:p text:style-name="P3">9-14–511879</text:p>
      <text:p text:style-name="P3">15-21–6912299</text:p>
      <text:p text:style-name="P3">22-26–79669</text:p>
      <text:p text:style-name="P3">27-33–4837828</text:p>
      <text:p text:style-name="P3">34-40–8163333</text:p>
      <text:p text:style-name="P3">41-47–2264752</text:p>
      <text:p text:style-name="P3">48-49–93</text:p>
      <text:p text:style-name="P3"/>
      <text:p text:style-name="P3"/>
      <text:p text:style-name="P3">2067</text:p>
      <text:p text:style-name="P3"/>
      <text:p text:style-name="P3">8-14–9222233</text:p>
      <text:p text:style-name="P3">15-21–9937377</text:p>
      <text:p text:style-name="P3">22-30–386331661</text:p>
      <text:p text:style-name="P3">31-37–2359177</text:p>
      <text:p text:style-name="P3">38-39–89</text:p>
      <text:p text:style-name="P3"/>
      <text:p text:style-name="P3">2068</text:p>
      <text:p text:style-name="P3"/>
      <text:p text:style-name="P3">1-7–9969899</text:p>
      <text:p text:style-name="P3"><text:soft-page-break/>8-14–3381981</text:p>
      <text:p text:style-name="P3">15-20–936432</text:p>
      <text:p text:style-name="P3">21-27–6367<text:span text:style-name="T2">814</text:span></text:p>
      <text:p text:style-name="P4">28-33–931983</text:p>
      <text:p text:style-name="P4">34-40–366498</text:p>
      <text:p text:style-name="P4">41-43–235</text:p>
      <text:p text:style-name="P4"/>
      <text:p text:style-name="P4">2069</text:p>
      <text:p text:style-name="P4"/>
      <text:p text:style-name="P4">1-7–8984391</text:p>
      <text:p text:style-name="P4">8-13–933978</text:p>
      <text:p text:style-name="P4">14-20–3478637</text:p>
      <text:p text:style-name="P4">21-27–3363336</text:p>
      <text:p text:style-name="P4">28-34–3632761</text:p>
      <text:p text:style-name="P4"/>
      <text:p text:style-name="P4">41-47–9398337</text:p>
      <text:p text:style-name="P4">48-55–33337689</text:p>
      <text:p text:style-name="P4">56-62–9263414</text:p>
      <text:p text:style-name="P4">63-69–7333334</text:p>
      <text:p text:style-name="P4">70-75–383554</text:p>
      <text:p text:style-name="P4">76-82–6644317</text:p>
      <text:p text:style-name="P4">83-83–7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7T19:24:19.142027269</meta:creation-date>
    <meta:generator>LibreOffice/6.4.7.2$Linux_X86_64 LibreOffice_project/40$Build-2</meta:generator>
    <dc:date>2021-06-27T20:18:27.605069393</dc:date>
    <meta:editing-duration>PT5M20S</meta:editing-duration>
    <meta:editing-cycles>1</meta:editing-cycles>
    <meta:document-statistic meta:table-count="0" meta:image-count="0" meta:object-count="0" meta:page-count="2" meta:paragraph-count="57" meta:word-count="102" meta:character-count="614" meta:non-whitespace-character-count="611"/>
  </office:meta>
</office:document-meta>
</file>